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bb4b" officeooo:paragraph-rsid="000fbb4b"/>
    </style:style>
    <style:style style:name="P2" style:family="paragraph" style:parent-style-name="Standard">
      <style:text-properties officeooo:paragraph-rsid="000fbb4b"/>
    </style:style>
    <style:style style:name="T1" style:family="text">
      <style:text-properties officeooo:rsid="000fb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¿Que tipo de posicionamento teñen as caixas?</text:p>
      <text:p text:style-name="P2"/>
      <text:p text:style-name="P2"><text:span text:style-name="T1">Tienen un posicionamiento estatico, es decir, </text:span>su disposición obedece al flujo normal del documento.</text:p>
      <text:p text:style-name="Standard"/>
      <text:p text:style-name="Standard">2. ¿Que código habería que engadir para que a caixa12 teña un posicionamento</text:p>
      <text:p text:style-name="Standard">relativo tal que se desprace 20px cara arriba e 10px cara a esquerda?</text:p>
      <text:p text:style-name="P1"/>
      <text:p text:style-name="P1">Habria que añadir el siguiente css en #caixa 12:</text:p>
      <text:p text:style-name="P1"/>
      <text:p text:style-name="P2"><text:span text:style-name="T1">- </text:span>position: relative</text:p>
      <text:p text:style-name="P2">- top: -20px</text:p>
      <text:p text:style-name="P2">- left: -10px</text:p>
      <text:p text:style-name="Standard"/>
      <text:p text:style-name="Standard">3. ¿Móvense as demais caixas ao realizar o exercicio anterior? ¿Por que?</text:p>
      <text:p text:style-name="Standard"/>
      <text:p text:style-name="Standard"><text:s/><text:span text:style-name="T1">No, debido a que a posicion relativa solo afecta a #caixa12 e non ao resto de caixas ao lado desta, que siguen sendo estaticas</text:span></text:p>
      <text:p text:style-name="Standard"/>
      <text:p text:style-name="Standard"/>
      <text:p text:style-name="Standard">4. Elimina o posicionamento relativo de exercicios anteriores. Engade agora para a</text:p>
      <text:p text:style-name="Standard">caixa12 un posicionamento absoluto a 50px da parte superior da pantalla e 30px da</text:p>
      <text:p text:style-name="Standard">esquerda. ¿Desprazaríase a caixa12? ¿Por que?</text:p>
      <text:p text:style-name="Standard"/>
      <text:p text:style-name="P1">A caixa 12 desplazase porque ao poñer a posicion absoluta sacase do fluxo normal do documento, polo que se posiconará respecto ao á ventana visible do documento.</text:p>
      <text:p text:style-name="Standard"/>
      <text:p text:style-name="Standard"/>
      <text:p text:style-name="Standard"/>
      <text:p text:style-name="Standard">5. ¿Que sucedería se se mantén o posicionamento absoluto do punto anterior e se</text:p>
      <text:p text:style-name="Standard">engade un posicionamento relativo a “contido1”?</text:p>
      <text:p text:style-name="Standard"/>
      <text:p text:style-name="P1">Ocorre que a ao modificar contido1, tamen se modifica a posicion da caixa12 respecto ao documento, debido a que caixa12 e fillo de contido1</text:p>
      <text:p text:style-name="Standard"/>
      <text:p text:style-name="Standard">6. ¿Que sucedería se a caixa 12 mantén o posicionamento absoluto e se cambia</text:p>
      <text:p text:style-name="Standard">“contido1” pasa a ter posicionamento static?</text:p>
      <text:p text:style-name="Standard"/>
      <text:p text:style-name="P1">Se se fai isto, a caixa 12 ao ter posicionamento absoluto e contido1 pasa a ser static, a caixa12 procede a posiconarse no marxen de contido1</text:p>
      <text:p text:style-name="Standard"/>
      <text:p text:style-name="Standard">7. ¿Que sucedería se a caixa 12 mantén o posicionamento absoluto e se cambia</text:p>
      <text:p text:style-name="Standard">“contido1” pasa a ter posicionamento absoluto?</text:p>
      <text:p text:style-name="Standard"/>
      <text:p text:style-name="P1">Con esto pasa que conitido2 desprazase ao principio do documento, e contido1 superponse por encima de es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8. Pon todas as caixas como estaban ao comezo do exercicio. Indica o código que</text:p>
      <text:p text:style-name="Standard">habería que engadir para que a caixa21 teña unha posición fixa a 100px da parte</text:p>
      <text:p text:style-name="Standard">inferior da pantalla e a 60px da dereita, independentemente de se se despraza o</text:p>
      <text:p text:style-name="Standard">scroll.</text:p>
      <text:p text:style-name="Standard"/>
      <text:p text:style-name="Standard"/>
      <text:p text:style-name="Standard"/>
      <text:p text:style-name="Standard"/>
      <text:p text:style-name="Standard"/>
      <text:p text:style-name="Standard">9. Mantendo o posicionamento do exercicio anterior, se “contido2” pasa a ter</text:p>
      <text:p text:style-name="Standard">posicionamento relativo, ¿modifícase a posición da caixa21?</text:p>
      <text:p text:style-name="Standard"/>
      <text:p text:style-name="Standard">10. Pon todas as caixas como estaban ao comezo do exercicio. ¿Como se ve “contido1”</text:p>
      <text:p text:style-name="Standard">se se establece que o contido de caixa11, caixa12 e caixa13 floten cara a dereita?</text:p>
      <text:p text:style-name="Standard">Explica por que se ve así e como farías para arreglalo.</text:p>
      <text:p text:style-name="Standard"/>
      <text:p text:style-name="Standard">11. Pon todas as caixas como estaban ao comezo do exercicio. Establece o ancho de</text:p>
      <text:p text:style-name="Standard">“contido1” e “contido2” a 300px. ¿Por que non se ven do mesmo tamaño?. ¿Que</text:p>
      <text:p text:style-name="Standard">farías para solucionalo?</text:p>
      <text:p text:style-name="Standard"/>
      <text:p text:style-name="Standard">12. Pon todas as caixas como estaban ao comezo do exercicio. Establece o</text:p>
      <text:p text:style-name="Standard">posicionamento de contido2 a absoluto. Indica qu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47:28.801029684</meta:creation-date>
    <dc:date>2024-12-02T13:36:28.092716784</dc:date>
    <meta:editing-duration>PT48M59S</meta:editing-duration>
    <meta:editing-cycles>1</meta:editing-cycles>
    <meta:document-statistic meta:table-count="0" meta:image-count="0" meta:object-count="0" meta:page-count="2" meta:paragraph-count="37" meta:word-count="445" meta:character-count="2608" meta:non-whitespace-character-count="2198"/>
    <meta:generator>LibreOffice/7.4.7.2$Linux_X86_64 LibreOffice_project/40$Build-2</meta:generator>
  </office:meta>
</office:document-meta>
</file>